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3670000023EB14CA222.png" manifest:media-type="image/png"/>
  <manifest:file-entry manifest:full-path="Pictures/100412FC0000A22900006AE5A40B3842.svg" manifest:media-type="image/svg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A" svg:font-family="'GOST type A'" style:font-adornments="Обычный" style:font-family-generic="swiss" style:font-pitch="variable"/>
    <style:font-face style:name="GOST type A1" svg:font-family="'GOST type A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solid" svg:stroke-width="0.04cm" svg:stroke-color="#1b1918" draw:stroke-linejoin="miter" svg:stroke-linecap="butt" draw:fill="none" fo:padding-top="0.145cm" fo:padding-bottom="0.145cm" fo:padding-left="0.27cm" fo:padding-right="0.27cm" loext:decorative="false"/>
    </style:style>
    <style:style style:name="gr3" style:family="graphic" style:parent-style-name="standard">
      <style:graphic-properties draw:stroke="solid" svg:stroke-width="0.04cm" svg:stroke-color="#1b1918" draw:stroke-linejoin="miter" svg:stroke-linecap="square" draw:fill="none" fo:padding-top="0.145cm" fo:padding-bottom="0.145cm" fo:padding-left="0.27cm" fo:padding-right="0.27cm" loext:decorative="false"/>
    </style:style>
    <style:style style:name="gr4" style:family="graphic" style:parent-style-name="standard">
      <style:graphic-properties draw:stroke="none" draw:fill="solid" draw:fill-color="#1b1918" draw:shadow="hidden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91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02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60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1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67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6.22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42cm" fo:min-width="3.66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98cm" fo:min-width="0cm" loext:decorative="false"/>
      <style:paragraph-properties style:writing-mode="lr-tb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1b1918"/>
    </style:style>
    <style:style style:name="P3" style:family="paragraph">
      <loext:graphic-properties draw:fill="none" draw:fill-color="#ffffff"/>
      <style:text-properties style:font-name="GOST type A" fo:font-size="10.5pt"/>
    </style:style>
    <style:style style:name="P4" style:family="paragraph">
      <loext:graphic-properties draw:fill="none" draw:fill-color="#ffffff"/>
      <style:text-properties style:font-name="GOST type A" fo:font-size="10pt"/>
    </style:style>
    <style:style style:name="P5" style:family="paragraph">
      <loext:graphic-properties draw:fill="none" draw:fill-color="#ffffff"/>
      <style:text-properties style:font-name="GOST type A" fo:font-size="14.5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GOST type A" fo:font-size="14.5pt"/>
    </style:style>
    <style:style style:name="P8" style:family="paragraph">
      <loext:graphic-properties draw:fill="none" draw:fill-color="#ffffff"/>
      <style:paragraph-properties fo:text-align="center"/>
      <style:text-properties style:font-name="GOST type A" fo:font-size="16pt"/>
    </style:style>
    <style:style style:name="P9" style:family="paragraph">
      <loext:graphic-properties draw:fill="none" draw:fill-color="#ffffff"/>
      <style:paragraph-properties fo:text-align="center"/>
      <style:text-properties style:font-name="GOST type A1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GOST type A" fo:font-size="10.5pt"/>
    </style:style>
    <style:style style:name="T2" style:family="text">
      <style:text-properties style:font-name="GOST type A" fo:font-size="10pt"/>
    </style:style>
    <style:style style:name="T3" style:family="text">
      <style:text-properties style:font-name="GOST type A" fo:font-size="14.5pt"/>
    </style:style>
    <style:style style:name="T4" style:family="text">
      <style:text-properties style:font-name="GOST type A" fo:font-size="16pt"/>
    </style:style>
    <style:style style:name="T5" style:family="text">
      <style:text-properties style:font-name="GOST type A1" fo:font-weight="normal" style:font-weight-asian="normal" style:font-weight-complex="normal"/>
    </style:style>
    <style:style style:name="T6" style:family="text">
      <style:text-properties style:font-name="GOST type A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 draw:style-name="gr1">
          <draw:line draw:style-name="gr2" draw:text-style-name="P1" draw:layer="layout" svg:x1="1.294cm" svg:y1="29.214cm" svg:x2="1.294cm" svg:y2="14.714cm">
            <text:p/>
          </draw:line>
          <draw:line draw:style-name="gr3" draw:text-style-name="P1" draw:layer="layout" svg:x1="0.794cm" svg:y1="29.214cm" svg:x2="0.794cm" svg:y2="14.714cm">
            <text:p/>
          </draw:line>
          <draw:line draw:style-name="gr2" draw:text-style-name="P1" draw:layer="layout" svg:x1="0.794cm" svg:y1="29.215cm" svg:x2="1.994cm" svg:y2="29.215cm">
            <text:p/>
          </draw:line>
          <draw:line draw:style-name="gr2" draw:text-style-name="P1" draw:layer="layout" svg:x1="0.793cm" svg:y1="26.714cm" svg:x2="1.993cm" svg:y2="26.714cm">
            <text:p/>
          </draw:line>
          <draw:line draw:style-name="gr2" draw:text-style-name="P1" draw:layer="layout" svg:x1="0.793cm" svg:y1="23.215cm" svg:x2="1.993cm" svg:y2="23.215cm">
            <text:p/>
          </draw:line>
          <draw:line draw:style-name="gr2" draw:text-style-name="P1" draw:layer="layout" svg:x1="0.793cm" svg:y1="20.714cm" svg:x2="1.993cm" svg:y2="20.714cm">
            <text:p/>
          </draw:line>
          <draw:line draw:style-name="gr2" draw:text-style-name="P1" draw:layer="layout" svg:x1="0.793cm" svg:y1="18.215cm" svg:x2="1.993cm" svg:y2="18.215cm">
            <text:p/>
          </draw:line>
          <draw:line draw:style-name="gr3" draw:text-style-name="P1" draw:layer="layout" svg:x1="0.794cm" svg:y1="14.714cm" svg:x2="1.994cm" svg:y2="14.714cm">
            <text:p/>
          </draw:line>
          <draw:path draw:style-name="gr4" draw:text-style-name="P2" draw:layer="layout" svg:width="0.35cm" svg:height="2.149cm" svg:x="0.844cm" svg:y="26.938cm" svg:viewBox="0 0 351 2150" svg:d="M337 1977c4 0 7 1 9 3s3 5 3 9c0 1-1 4-3 9-2 2-5 3-9 3h-267l272 125c6 3 9 7 9 12 0 3-2 6-4 9-3 2-6 3-10 3h-323c-3 0-6-2-9-4-2-2-4-5-4-9 0-3 1-5 3-8 3-3 6-4 10-4h267l-273-125c-6-3-8-7-8-12 0-3 1-5 3-8 3-2 6-3 11-3zM337 1977zM215 1804h-99c-3 0-6-1-8-4-3-2-5-5-5-9 0-2 2-5 4-8 2-2 5-4 9-4h223c4 0 7 1 10 4 1 2 2 5 2 8 0 2-1 5-2 9-2 3-6 4-10 4h-100v99h100c4 0 7 1 10 3 1 2 2 5 2 9 0 2-1 4-2 9-2 2-6 3-10 3h-223c-3 0-6-1-8-3-3-3-5-6-5-9s2-6 4-8c2-3 5-4 9-4h99zM215 1804zM103 1705l-13-19c-4-5-10-12-19-21l-3-3-6-4c-3-2-6-2-9-2-8 0-14 2-18 7s-7 11-7 17c0 7 2 13 7 18 4 5 10 7 18 7zM103 1705zM302 1606h-149c-7 0-13 3-18 7-4 5-7 11-7 18v49c0 7 3 13 7 18 5 5 11 7 18 7h149c7 0 13-2 18-7 4-5 7-11 7-18v-49c0-7-3-13-7-17-5-5-11-8-18-8zM302 1606zM103 1665v-34c0-14 5-25 15-35 9-10 21-14 35-14h149c14 0 25 4 35 14 10 9 14 21 14 35v49c0 14-4 25-14 35s-21 15-35 15h-149-100c-16 0-28-5-37-15-8-10-12-21-12-34 0-14 4-25 12-34 9-10 21-16 37-16h9l6 2c5 1 10 5 16 9 1 1 5 5 10 11zM103 1665zM327 1520c0-3 1-6 4-9 2-2 5-4 8-4s6 2 9 4c2 2 3 5 3 9s-1 7-3 9c-3 2-6 3-9 3-2 0-4-1-7-3-4-2-5-5-5-9zM327 1520zM128 1013c16 0 28 5 37 15 8 9 13 20 13 34s-4 25-13 35-21 15-37 15h-75c-16 0-28-5-37-15-8-10-12-21-12-35s4-25 12-34c9-10 21-15 37-15zM128 1013zM339 1137c2 0 5 1 9 4 2 2 3 5 3 8l-1 6-6 5-272 125h267c4 0 7 1 10 4 1 2 2 5 2 8 0 2-1 5-2 9-2 3-6 4-10 4h-323c-3 0-5-1-8-4-3-2-4-5-4-9 0-2 0-4 1-6s3-3 6-5l272-124h-267c-3 0-5-2-8-4-3-3-4-5-4-9 0-3 1-6 3-8 2-3 5-4 9-4zM339 1137zM128 1037h-75c-8 0-14 3-18 8-5 4-7 10-7 17s2 12 6 18c4 5 11 7 19 7h75c8 0 14-2 19-7 4-6 6-11 6-18 0-5-2-11-6-17-5-5-11-8-19-8zM128 1037zM339 666c4 0 7 2 10 4 1 2 2 5 2 9 0 1-1 4-2 8-2 3-6 4-10 4h-186c-7 0-13 3-18 7-4 5-7 11-7 18v74h211c4 0 7 1 10 3 1 3 2 6 2 9 0 2-1 5-2 9-2 2-6 4-10 4h-223c-8 0-13-4-13-13v-86c0-14 5-25 15-35 9-10 21-15 35-15zM339 666zM302 469c14 0 26 5 35 14 10 10 14 21 14 35v50c0 14-4 25-14 35-9 9-21 14-35 14h-149c-13 0-24-5-34-14s-16-21-16-35v-50c0-13 5-25 15-35 9-9 21-14 35-14zM302 469zM302 494h-149c-7 0-13 2-18 7-4 5-7 10-7 17v50c0 7 3 12 7 17 5 5 11 7 18 7h149c7 0 13-2 18-7 4-5 7-10 7-17v-50c0-7-3-12-7-17-5-5-11-7-18-7zM302 494zM128 296v74c0 7 3 13 7 18 5 4 11 7 18 7h149c7 0 13-3 18-7 4-5 7-11 7-18v-49c0-7-3-13-7-18-5-5-11-7-18-7zM128 296zM103 296h-50c-7 0-13 2-17 7-5 5-8 11-8 18v86c0 4-1 7-3 9-3 2-6 3-9 3-2 0-4-1-8-3-3-2-4-5-4-9v-86c0-14 5-25 14-35 10-10 21-15 35-15h249c14 0 25 5 35 14 10 10 14 22 14 36v49c0 13-4 25-14 35s-21 14-35 14h-149c-14 0-26-4-35-14-10-9-15-21-15-35zM103 296zM339 74c4 0 7 1 10 3 1 2 2 5 2 9 0 1-1 4-2 9-2 2-6 3-10 3h-186c-7 0-13 3-18 7-4 5-7 11-7 18v74h211c4 0 7 1 10 4 1 2 2 5 2 8 0 2-1 5-2 9-2 3-6 4-10 4h-223c-8 0-13-4-13-13v-86c0-14 5-25 15-35 9-10 21-14 35-14zM339 74zM327 12c0-3 1-6 4-9 2-2 5-3 8-3s6 1 9 3c2 2 3 5 3 9s-1 7-3 9c-3 2-6 3-9 3-2 0-4-1-7-3-4-2-5-5-5-9z">
            <text:p/>
          </draw:path>
          <draw:path draw:style-name="gr4" draw:text-style-name="P2" draw:layer="layout" svg:width="0.347cm" svg:height="2.224cm" svg:x="0.848cm" svg:y="24.363cm" svg:viewBox="0 0 348 2225" svg:d="M335 2052c4 0 7 1 9 3s3 5 3 9c0 2-1 4-3 9-2 2-5 3-9 3h-311v124h311c4 0 7 1 9 4 2 2 3 5 3 8 0 2-1 5-3 9-2 3-5 4-9 4h-323c-8 0-12-4-12-13v-148c0-8 4-12 12-12zM335 2052zM298 1854c14 0 26 5 35 15 10 9 14 21 14 35v49c0 14-4 26-14 35-9 10-21 15-35 15h-149c-13 0-24-5-34-15-11-9-16-21-16-35v-49c0-14 5-26 14-35 10-10 22-15 36-15zM298 1854zM298 1879h-149c-7 0-13 2-18 7s-7 11-7 18v49c0 7 2 13 7 18 5 4 11 7 18 7h149c7 0 13-3 17-7 5-5 8-11 8-18v-49c0-7-3-13-8-18-4-5-10-7-17-7zM298 1879zM124 1681v74c0 7 2 13 7 18s11 7 18 7h149c7 0 13-2 17-7 5-5 8-11 8-18v-49c0-7-3-12-8-17-4-5-10-8-17-8zM124 1681zM99 1681h-50c-7 0-13 3-18 8-4 4-7 10-7 17v87c0 3-1 6-3 9-3 2-6 3-9 3-2 0-4-1-8-3-3-2-4-5-4-9v-87c0-13 4-25 14-35 10-9 21-14 35-14h249c13 0 25 4 35 14 9 9 14 21 14 35v49c0 14-5 26-14 35-10 10-22 15-35 15h-149c-14 0-26-5-35-14-10-10-15-22-15-36zM99 1681zM335 1459c4 0 7 1 9 4 2 2 3 5 3 8 0 2-1 5-3 9-2 2-5 4-9 4h-186c-7 0-13 2-18 7s-7 11-7 17v75h211c4 0 7 1 9 3s3 5 3 9c0 1-1 4-3 9-2 2-5 3-9 3h-223c-9 0-13-4-13-12v-87c0-13 5-25 14-35 10-9 22-14 36-14zM335 1459zM323 1397c0-3 1-5 4-8 2-3 5-4 8-4s6 1 8 3c3 2 4 5 4 9s-1 7-3 9c-3 3-6 4-9 4-2 0-4-1-8-3-3-2-4-6-4-10zM323 1397zM335 1038c8 0 12 4 12 12v88c0 14-4 25-14 35-9 10-21 14-35 14h-186c-3 0-6-1-8-3-3-3-5-6-5-9s1-6 4-8c2-3 5-4 9-4h186c7 0 13-3 17-8 5-4 8-10 8-17v-75h-211c-3 0-6-1-8-4-3-2-5-5-5-9 0-3 1-5 4-8 2-3 5-4 9-4zM335 1038zM124 717v74c0 7 2 13 7 17 5 5 11 8 18 8h149c7 0 13-3 17-7 5-5 8-11 8-18v-49c0-7-3-13-8-18-4-5-10-7-17-7zM124 717zM99 717h-50c-7 0-13 2-18 7-4 5-7 11-7 18v86c0 4-1 7-3 9-3 2-6 3-9 3-2 0-4-1-8-3-3-2-4-5-4-9v-86c0-14 4-25 14-35s21-15 35-15h249c13 0 25 5 35 14 9 10 14 22 14 36v49c0 13-5 25-14 35-10 10-22 14-35 14h-149c-14 0-26-4-35-14-10-9-15-21-15-35zM99 717zM298 519h-174v74c0 7 2 13 7 18s11 7 18 7h149c7 0 13-2 17-7 5-5 8-11 8-18v-49c0-7-3-13-8-18-4-4-10-7-17-7zM298 519zM324 478c2-6 5-9 11-9 4 0 7 1 9 3 3 2 4 5 4 9l-1 4c-1 4-3 8-7 12 0 2-4 5-9 10 11 10 16 22 16 37v49c0 14-4 26-14 35-9 10-21 15-35 15h-149c-13 0-24-5-34-14-11-10-16-21-16-36v-86c0-8 4-12 13-12h186c5 0 10-2 16-5 3-2 7-6 10-12zM324 478zM124 346v74h211c4 0 7 2 9 4s3 5 3 9c0 1-1 4-3 8-2 3-5 4-9 4h-223c-9 0-13-4-13-12v-161c0-13 5-25 14-35 10-9 22-14 36-14h186c4 0 7 1 9 3 2 3 3 6 3 9 0 2-1 5-3 9-2 2-5 4-9 4h-186c-7 0-13 2-18 7s-7 10-7 17v50h211c4 0 7 1 9 3s3 5 3 9c0 1-1 4-3 9-2 2-5 3-9 3zM124 346zM298 50h-174v74c0 7 2 13 7 18 5 4 11 7 18 7h149c7 0 13-3 17-7 5-5 8-11 8-18v-49c0-7-3-13-8-18-4-5-10-7-17-7zM298 50zM324 8c2-5 5-8 11-8 4 0 7 1 9 3 3 2 4 5 4 8l-1 5c-1 3-3 7-7 12 0 1-4 4-9 10 11 9 16 22 16 37v49c0 14-4 26-14 35-9 10-21 14-35 14h-149c-13 0-24-4-34-14-11-9-16-21-16-35v-86c0-9 4-13 13-13h186c5 0 10-1 16-4 3-3 7-7 10-13z">
            <text:p/>
          </draw:path>
          <draw:path draw:style-name="gr4" draw:text-style-name="P2" draw:layer="layout" svg:width="0.347cm" svg:height="2.161cm" svg:x="0.848cm" svg:y="20.949cm" svg:viewBox="0 0 348 2162" svg:d="M149 2137v-62c0-13-5-25-15-34-9-10-21-15-35-15h-25c-14 0-26 5-35 14-10 10-15 21-15 35v62zM149 2137zM323 2137v-74c0-13-5-25-14-35-10-10-22-15-36-15h-50c-13 0-24 5-34 15s-15 22-15 35v74zM323 2137zM347 2149c0 9-4 13-12 13h-323c-8 0-12-4-12-13v-74c0-20 7-38 21-52 7-8 15-13 24-17l13-3 8-2h8 25c12 0 23 2 32 7 9 4 18 11 26 21 6-12 15-21 28-29 12-8 25-11 38-11h50c20 0 37 7 52 23 15 15 22 32 22 51zM347 2149zM223 1820c10-11 22-16 37-16h38c13 0 25 5 35 15 3 4 7 9 10 17s4 14 4 20v37c0 10-3 19-8 27-6 9-15 15-26 20h-4c-3 0-6-1-8-3-3-3-4-6-4-9 0-6 3-10 8-11 4-2 9-5 13-10 3-4 5-9 5-14v-37c0-7-3-13-8-19s-10-9-17-9h-38c-7 0-12 3-17 9-5 5-8 12-8 19v24c0 4-1 7-3 10-3 2-6 3-9 3-2 0-5-1-8-3s-5-6-5-10v-24c0-7-2-13-7-19s-11-9-17-9h-37c-7 0-12 3-17 9-5 5-8 12-8 19v24c0 5 2 10 5 15 3 4 7 7 12 9 1 0 3 2 7 5v1l1 5c0 4-1 7-3 9-2 3-5 4-8 4l-5-1c-10-3-18-9-24-18-7-8-10-18-10-29v-24c0-14 5-26 15-37 10-10 21-15 35-15h37c8 0 15 1 21 4 5 2 11 6 16 12zM223 1820zM298 1631h-174v74c0 7 2 13 7 17 5 5 11 8 18 8h149c7 0 13-3 17-8 5-4 8-10 8-17v-50c0-7-3-12-8-17-4-5-10-7-17-7zM298 1631zM324 1589c2-6 5-9 11-9 4 0 7 1 9 4 3 2 4 5 4 8l-1 5c-1 3-3 7-7 11 0 2-4 5-9 10 11 10 16 22 16 37v50c0 14-4 25-14 35-9 9-21 14-35 14h-149c-13 0-24-5-34-14-11-9-16-21-16-35v-87c0-8 4-12 13-12h186c5 0 10-2 16-4 3-3 7-7 10-13zM324 1589zM335 1384c4 0 7 1 9 3s3 5 3 9c0 1-1 4-3 9-2 2-5 3-9 3h-182l77 52c5 3 7 6 7 10s-2 7-7 11l-77 51h182c4 0 7 1 9 3 2 3 3 6 3 9 0 2-1 5-3 9-2 2-5 4-9 4h-224c-3 0-6-2-8-4-3-3-4-6-4-9 0-1 0-3 1-5s2-4 5-5l95-64-95-64c-4-2-6-6-6-10 0-2 1-4 3-8 3-3 6-4 10-4zM335 1384zM323 1322c0-3 1-6 4-8 2-3 5-4 8-4s6 1 8 3c3 2 4 5 4 9s-1 7-3 9c-3 2-6 3-9 3-2 0-4-1-8-3-3-2-4-5-4-9zM323 1322zM335 963c8 0 12 4 12 12v87c0 13-4 26-14 36-9 9-21 14-35 14h-186c-3 0-6-1-8-4-3-2-5-5-5-8s1-6 4-9c2-2 5-4 9-4h186c7 0 13-2 17-8 5-5 8-11 8-17v-75h-211c-3 0-6-1-8-3-3-3-5-6-5-9s1-6 4-8c2-3 5-4 9-4zM335 963zM210 790h-98c-3 0-6-2-8-4-3-2-5-5-5-9 0-3 1-5 4-8 2-3 5-4 9-4h223c4 0 7 1 9 4 2 2 3 5 3 8 0 2-1 5-3 9-2 2-5 4-9 4h-100v99h100c4 0 7 1 9 3s3 5 3 9c0 1-1 4-3 9-2 2-5 3-9 3h-223c-3 0-6-1-8-3-3-3-5-6-5-9s1-6 4-8c2-3 5-4 9-4h98zM210 790zM99 691l-14-19c-3-5-9-12-18-21l-3-3-6-4c-3-2-6-2-9-2-8 0-14 2-18 7-5 5-7 10-7 17s2 13 7 18c4 5 10 7 18 7zM99 691zM298 592h-149c-7 0-13 3-18 7-5 5-7 11-7 18v49c0 7 2 13 7 18s11 7 18 7h149c7 0 13-2 17-7 5-5 8-11 8-18v-49c0-7-3-13-8-18-4-4-10-7-17-7zM298 592zM99 651v-34c0-14 5-25 15-35 9-10 21-15 35-15h149c13 0 25 5 35 15 9 9 14 21 14 35v49c0 14-5 25-14 35-10 10-22 15-35 15h-149-100c-16 0-28-5-37-16-8-9-12-21-12-34s4-24 12-33c9-11 21-16 37-16h9l6 2c5 1 10 4 16 9 1 1 4 5 10 11zM99 651zM323 506c0-3 1-6 4-9 2-2 5-4 8-4s6 1 8 4c3 2 4 5 4 9 0 3-1 7-3 9-3 2-6 3-9 3-2 0-4-1-8-3-3-2-4-5-4-9zM323 506zM124 0c16 0 28 5 37 15 8 9 12 20 12 34 0 13-4 24-12 33-9 11-21 16-37 16h-76c-15 0-27-5-36-15-8-10-12-21-12-34 0-14 4-25 12-34 8-10 21-15 36-15zM124 0zM335 123c2 0 5 1 9 3 2 3 3 6 3 9l-1 6-6 5-272 125h267c4 0 7 1 9 3 2 3 3 6 3 9 0 2-1 5-3 9-2 2-5 4-9 4h-323c-3 0-6-2-8-4-3-2-4-5-4-9 0-2 0-4 1-6s3-3 6-5l272-125h-267c-3 0-6-1-8-3-3-3-4-6-4-9s1-6 3-8c2-3 5-4 9-4zM335 123zM124 24h-76c-7 0-13 3-17 7-5 5-7 11-7 18s2 12 6 17 10 7 18 7h76c8 0 14-2 19-7 4-5 6-11 6-17 0-5-2-11-6-17-5-5-11-8-19-8z">
            <text:p/>
          </draw:path>
          <draw:path draw:style-name="gr4" draw:text-style-name="P2" draw:layer="layout" svg:width="0.449cm" svg:height="2.149cm" svg:x="0.844cm" svg:y="18.444cm" svg:viewBox="0 0 450 2150" svg:d="M336 1977c5 0 8 1 10 3s3 5 3 9c0 1-1 4-3 9-2 2-5 3-10 3h-266l272 125c6 3 9 7 9 12 0 3-2 6-4 9-3 2-6 3-11 3h-322c-3 0-6-2-9-4-2-2-4-5-4-9 0-3 1-5 3-8 3-3 6-4 10-4h266l-272-125c-6-3-8-7-8-12 0-3 1-5 3-8 3-2 6-3 11-3zM336 1977zM215 1804h-99c-3 0-7-1-9-4-3-2-5-5-5-9 0-2 2-5 4-8 2-2 5-4 10-4h223c4 0 7 1 10 4 1 2 2 5 2 8 0 2-1 5-2 9-2 3-6 4-10 4h-100v99h100c4 0 7 1 10 3 1 2 2 5 2 9 0 2-1 4-2 9-2 2-6 3-10 3h-223c-3 0-7-1-9-3-3-3-5-6-5-9s2-6 4-8c2-3 5-4 10-4h99zM215 1804zM102 1705l-13-19c-3-5-9-12-18-21l-3-3-6-4c-3-2-6-2-9-2-8 0-14 2-18 7s-7 11-7 17c0 7 2 13 7 18 4 5 10 7 18 7zM102 1705zM301 1606h-148c-7 0-13 3-18 7-4 5-7 11-7 18v49c0 7 3 13 7 18 5 5 11 7 18 7h148c7 0 13-2 18-7 4-5 7-11 7-18v-49c0-7-3-13-7-17-5-5-11-8-18-8zM301 1606zM102 1665v-34c0-14 5-25 16-35 9-10 21-14 35-14h148c14 0 25 4 35 14 11 9 15 21 15 35v49c0 14-4 25-15 35-10 10-21 15-35 15h-148-100c-16 0-28-5-37-15-8-10-12-21-12-34 0-14 4-25 12-34 9-10 21-16 37-16h9l6 2c5 1 10 5 16 9 1 1 4 5 9 11zM102 1665zM326 1520c0-3 1-6 4-9 2-2 5-4 9-4 3 0 6 2 9 4 2 2 3 5 3 9s-1 7-3 9c-3 2-6 3-9 3s-5-1-8-3c-4-2-5-5-5-9zM326 1520zM128 1013c16 0 28 5 37 15 8 9 13 20 13 34s-4 25-13 35-21 15-37 15h-75c-16 0-28-5-37-15-8-10-12-21-12-35s4-25 12-34c9-10 21-15 37-15zM128 1013zM339 1137c2 0 5 1 9 4 2 2 3 5 3 8l-1 6-6 5-272 125h267c4 0 7 1 10 4 1 2 2 5 2 8 0 2-1 5-2 9-2 3-6 4-10 4h-323c-3 0-5-1-8-4-3-2-4-5-4-9 0-2 0-4 1-6s3-3 6-5l271-124h-266c-3 0-5-2-8-4-3-3-4-5-4-9 0-3 1-6 3-8 2-3 5-4 9-4zM339 1137zM128 1037h-75c-8 0-14 3-18 8-5 4-7 10-7 17s2 12 6 18c4 5 11 7 19 7h75c8 0 14-2 19-7 4-6 6-11 6-18 0-5-2-11-6-17-5-5-11-8-19-8zM128 1037zM128 691v74c0 7 3 13 7 18 5 5 11 7 18 7h148c7 0 13-2 18-7 4-5 7-11 7-18v-49c0-7-3-13-7-18-5-4-11-7-18-7zM128 691zM102 691h-49c-7 0-13 3-17 7-5 5-8 11-8 18v86c0 4-1 7-3 10-3 2-6 3-9 3-2 0-4-1-8-3-3-2-4-6-4-10v-86c0-14 5-25 14-35 10-10 21-15 35-15h248c14 0 25 5 35 15 11 9 15 21 15 35v49c0 14-4 25-15 35-10 10-21 15-35 15h-148c-14 0-26-5-35-15-11-9-16-21-16-35zM102 691zM351 494v73c0 14-4 26-15 36-10 9-22 14-35 14h-185c-3 0-7-1-10-4-2-2-4-5-4-8s1-6 3-9c3-2 6-4 11-4h185c7 0 13-2 18-7 4-5 7-11 7-18v-73h-210c-3 0-7-2-10-4-2-3-4-5-4-9 0-3 1-6 3-8 3-3 6-4 11-4h285c13 0 25 5 34 14 10 10 15 21 15 35v74c0 2-1 6-4 9-2 3-5 4-8 4-2 0-5-1-9-3-2-2-4-5-4-10v-74c0-7-2-12-7-17s-10-7-17-7zM351 494zM301 296h-148c-7 0-13 2-18 7-4 5-7 11-7 18v49c0 7 3 13 7 18 5 4 11 7 18 7h148c7 0 13-3 18-7 4-5 7-11 7-18v-49c0-7-3-13-7-18-5-5-11-7-18-7zM301 296zM118 286l1-1c9-9 21-14 34-14h148c14 0 25 5 35 14 11 10 15 22 15 36v49c0 13-4 25-15 35-10 10-21 14-35 14h-148c-14 0-26-4-35-14-11-9-16-21-16-35v-34l-77 79-5 4c-2 2-4 2-6 2-3 0-5-1-7-3-2-3-3-6-3-11v-123c0-3 1-6 4-9 2-2 5-4 8-4s6 1 8 4c3 2 4 5 4 9v93zM118 286zM339 74c4 0 7 1 10 3 1 2 2 5 2 9 0 1-1 4-2 9-2 2-6 3-10 3h-211v52l214 47c6 2 9 6 9 12 0 3-1 6-3 9s-5 4-9 4h-4l-222-50c-7-1-11-5-11-12v-74c0-8 5-12 14-12zM339 74zM326 12c0-3 1-6 4-9 2-2 5-3 9-3 3 0 6 1 9 3 2 2 3 5 3 9s-1 7-3 9c-3 2-6 3-9 3s-5-1-8-3c-4-2-5-5-5-9z">
            <text:p/>
          </draw:path>
          <draw:path draw:style-name="gr4" draw:text-style-name="P2" draw:layer="layout" svg:width="0.347cm" svg:height="2.224cm" svg:x="0.848cm" svg:y="15.865cm" svg:viewBox="0 0 348 2225" svg:d="M335 2052c4 0 7 1 9 3s3 5 3 9c0 2-1 4-3 9-2 2-5 3-9 3h-311v124h311c4 0 7 1 9 4 2 2 3 5 3 8 0 2-1 5-3 9-2 3-5 4-9 4h-323c-8 0-12-4-12-13v-148c0-8 4-12 12-12zM335 2052zM298 1854c14 0 26 5 35 15 10 9 14 21 14 35v49c0 14-4 26-14 35-9 10-21 15-35 15h-149c-13 0-24-5-34-15-11-9-16-21-16-35v-49c0-14 5-26 14-35 10-10 22-15 36-15zM298 1854zM298 1879h-149c-7 0-13 2-18 7s-7 11-7 18v49c0 7 2 13 7 18 5 4 11 7 18 7h149c7 0 13-3 17-7 5-5 8-11 8-18v-49c0-7-3-13-8-18-4-5-10-7-17-7zM298 1879zM124 1681v74c0 7 2 13 7 18s11 7 18 7h149c7 0 13-2 17-7 5-5 8-11 8-18v-49c0-7-3-12-8-17-4-5-10-8-17-8zM124 1681zM99 1681h-50c-7 0-13 3-18 8-4 4-7 10-7 17v87c0 3-1 6-3 9-3 2-6 3-9 3-2 0-4-1-8-3-3-2-4-5-4-9v-87c0-13 4-25 14-35 10-9 21-14 35-14h249c13 0 25 4 35 14 9 9 14 21 14 35v49c0 14-5 26-14 35-10 10-22 15-35 15h-149c-14 0-26-5-35-14-10-10-15-22-15-36zM99 1681zM335 1459c4 0 7 1 9 4 2 2 3 5 3 8 0 2-1 5-3 9-2 2-5 4-9 4h-186c-7 0-13 2-18 7s-7 11-7 17v75h211c4 0 7 1 9 3s3 5 3 9c0 1-1 4-3 9-2 2-5 3-9 3h-223c-9 0-13-4-13-12v-87c0-13 5-25 14-35 10-9 22-14 36-14zM335 1459zM323 1397c0-3 1-5 4-8 2-3 5-4 8-4s6 1 8 3c3 2 4 5 4 9s-1 7-3 9c-3 3-6 4-9 4-2 0-4-1-8-3-3-3-4-6-4-10zM323 1397zM335 1038c8 0 12 4 12 12v88c0 14-4 25-14 35-9 9-21 14-35 14h-186c-3 0-6-1-8-3-3-3-5-6-5-9s1-6 4-8c2-3 5-4 9-4h186c7 0 13-3 17-8 5-4 8-10 8-17v-75h-211c-3 0-6-1-8-4-3-2-5-5-5-9 0-3 1-5 4-8 2-3 5-4 9-4zM335 1038zM124 717v74c0 7 2 13 7 17 5 5 11 8 18 8h149c7 0 13-3 17-7 5-5 8-11 8-18v-49c0-7-3-13-8-18-4-5-10-7-17-7zM124 717zM99 717h-50c-7 0-13 2-18 7-4 5-7 11-7 18v86c0 4-1 7-3 9-3 2-6 3-9 3-2 0-4-1-8-3-3-2-4-5-4-9v-86c0-14 4-26 14-35 10-10 21-15 35-15h249c13 0 25 5 35 14 9 10 14 22 14 36v49c0 13-5 25-14 35-10 10-22 14-35 14h-149c-14 0-26-4-35-14-10-9-15-21-15-35zM99 717zM298 519h-174v74c0 7 2 13 7 18s11 7 18 7h149c7 0 13-2 17-7 5-5 8-11 8-18v-49c0-7-3-13-8-18-4-4-10-7-17-7zM298 519zM324 478c2-6 5-9 11-9 4 0 7 1 9 3 3 2 4 5 4 9l-1 4c-1 4-3 8-7 12 0 2-4 5-9 10 11 10 16 22 16 37v49c0 14-4 26-14 35-9 10-21 15-35 15h-149c-13 0-24-5-34-14-11-10-16-21-16-36v-86c0-8 4-12 13-12h186c5 0 10-2 16-5 3-2 7-6 10-12zM324 478zM124 346v74h211c4 0 7 2 9 4s3 5 3 9c0 1-1 4-3 8-2 3-5 4-9 4h-223c-9 0-13-4-13-12v-161c0-13 5-25 14-35 10-9 22-14 36-14h186c4 0 7 1 9 3 2 3 3 6 3 9 0 2-1 5-3 9-2 2-5 4-9 4h-186c-7 0-13 2-18 7s-7 10-7 17v50h211c4 0 7 1 9 3s3 5 3 9c0 1-1 4-3 9-2 2-5 3-9 3zM124 346zM298 50h-174v74c0 7 2 13 7 18 5 4 11 7 18 7h149c7 0 13-3 17-7 5-5 8-11 8-18v-49c0-7-3-13-8-18-4-5-10-7-17-7zM298 50zM324 8c2-5 5-8 11-8 4 0 7 1 9 3 3 2 4 5 4 8l-1 5c-1 3-3 7-7 12 0 1-4 4-9 10 11 9 16 22 16 37v49c0 14-4 26-14 35-9 10-21 14-35 14h-149c-13 0-24-4-34-14-11-9-16-21-16-35v-86c0-9 4-13 13-13h186c5 0 10-1 16-4 3-3 7-7 10-13z">
            <text:p/>
          </draw:path>
        </draw:g>
        <draw:line draw:style-name="gr2" draw:text-style-name="P1" draw:layer="layout" svg:x1="36.497cm" svg:y1="25.215cm" svg:x2="36.497cm" svg:y2="29.214cm">
          <text:p/>
        </draw:line>
        <draw:line draw:style-name="gr2" draw:text-style-name="P1" draw:layer="layout" svg:x1="41.5cm" svg:y1="25.714cm" svg:x2="36.499cm" svg:y2="25.714cm">
          <text:p/>
        </draw:line>
        <draw:line draw:style-name="gr2" draw:text-style-name="P1" draw:layer="layout" svg:x1="41.492cm" svg:y1="27.215cm" svg:x2="36.499cm" svg:y2="27.215cm">
          <text:p/>
        </draw:line>
        <draw:line draw:style-name="gr2" draw:text-style-name="P1" draw:layer="layout" svg:x1="37.998cm" svg:y1="25.215cm" svg:x2="37.998cm" svg:y2="27.214cm">
          <text:p/>
        </draw:line>
        <draw:line draw:style-name="gr2" draw:text-style-name="P1" draw:layer="layout" svg:x1="36.999cm" svg:y1="25.714cm" svg:x2="36.999cm" svg:y2="27.213cm">
          <text:p/>
        </draw:line>
        <draw:line draw:style-name="gr2" draw:text-style-name="P1" draw:layer="layout" svg:x1="37.499cm" svg:y1="25.714cm" svg:x2="37.499cm" svg:y2="27.213cm">
          <text:p/>
        </draw:line>
        <draw:line draw:style-name="gr2" draw:text-style-name="P1" draw:layer="layout" svg:x1="38.492cm" svg:y1="27.215cm" svg:x2="38.492cm" svg:y2="27.714cm">
          <text:p/>
        </draw:line>
        <draw:line draw:style-name="gr2" draw:text-style-name="P1" draw:layer="layout" svg:x1="39.692cm" svg:y1="27.214cm" svg:x2="39.692cm" svg:y2="25.215cm">
          <text:p/>
        </draw:line>
        <draw:polygon draw:style-name="gr2" draw:text-style-name="P1" draw:layer="layout" svg:width="18.501cm" svg:height="5.502cm" svg:x="22.992cm" svg:y="23.713cm" svg:viewBox="0 0 18502 5503" draw:points="18502,5503 0,5503 0,0 18502,0">
          <text:p/>
        </draw:polygon>
        <draw:line draw:style-name="gr2" draw:text-style-name="P1" draw:layer="layout" svg:x1="41.485cm" svg:y1="27.713cm" svg:x2="22.997cm" svg:y2="27.713cm">
          <text:p/>
        </draw:line>
        <draw:line draw:style-name="gr2" draw:text-style-name="P1" draw:layer="layout" svg:x1="29.498cm" svg:y1="26.215cm" svg:x2="22.997cm" svg:y2="26.215cm">
          <text:p/>
        </draw:line>
        <draw:line draw:style-name="gr2" draw:text-style-name="P1" draw:layer="layout" svg:x1="41.5cm" svg:y1="25.215cm" svg:x2="22.999cm" svg:y2="25.215cm">
          <text:p/>
        </draw:line>
        <draw:line draw:style-name="gr2" draw:text-style-name="P1" draw:layer="layout" svg:x1="29.497cm" svg:y1="29.214cm" svg:x2="29.497cm" svg:y2="23.702cm">
          <text:p/>
        </draw:line>
        <draw:line draw:style-name="gr2" draw:text-style-name="P1" draw:layer="layout" svg:x1="22.997cm" svg:y1="24.213cm" svg:x2="29.496cm" svg:y2="24.213cm">
          <text:p/>
        </draw:line>
        <draw:line draw:style-name="gr2" draw:text-style-name="P1" draw:layer="layout" svg:x1="22.999cm" svg:y1="24.714cm" svg:x2="29.498cm" svg:y2="24.714cm">
          <text:p/>
        </draw:line>
        <draw:line draw:style-name="gr2" draw:text-style-name="P1" draw:layer="layout" svg:x1="22.997cm" svg:y1="25.714cm" svg:x2="29.496cm" svg:y2="25.714cm">
          <text:p/>
        </draw:line>
        <draw:line draw:style-name="gr2" draw:text-style-name="P1" draw:layer="layout" svg:x1="22.983cm" svg:y1="26.692cm" svg:x2="29.482cm" svg:y2="26.692cm">
          <text:p/>
        </draw:line>
        <draw:line draw:style-name="gr2" draw:text-style-name="P1" draw:layer="layout" svg:x1="22.997cm" svg:y1="27.213cm" svg:x2="29.496cm" svg:y2="27.213cm">
          <text:p/>
        </draw:line>
        <draw:line draw:style-name="gr2" draw:text-style-name="P1" draw:layer="layout" svg:x1="22.997cm" svg:y1="28.214cm" svg:x2="29.496cm" svg:y2="28.214cm">
          <text:p/>
        </draw:line>
        <draw:line draw:style-name="gr2" draw:text-style-name="P1" draw:layer="layout" svg:x1="22.997cm" svg:y1="28.714cm" svg:x2="29.496cm" svg:y2="28.714cm">
          <text:p/>
        </draw:line>
        <draw:path draw:style-name="gr4" draw:text-style-name="P2" draw:layer="layout" svg:width="0.75cm" svg:height="0.35cm" svg:x="36.572cm" svg:y="25.263cm" svg:viewBox="0 0 751 351" svg:d="M201 338c0 4-2 7-4 10-2 1-5 3-10 3-1 0-4-2-9-3-2-3-3-6-3-10v-314h-53l-98 318c-2 6-6 9-12 9-3 0-6-2-9-4-2-2-3-5-3-9v-4l100-326c2-6 6-8 12-8h75c9 0 14 4 14 12zM201 338zM400 338c0 8-4 12-12 12h-87c-14 0-26-5-36-14-10-10-14-22-14-36v-188c0-3 1-5 3-8 3-3 6-5 9-5s6 2 9 4c2 2 4 5 4 9v188c0 7 2 13 7 18s11 7 18 7h74v-213c0-3 2-5 4-8 3-3 6-5 9-5s6 2 8 4c3 2 4 5 4 9zM400 338zM550 124h-75v214c0 4-1 7-3 9s-5 3-9 3c-2 0-4-1-9-3-2-2-4-5-4-9v-226c0-8 5-13 13-13h163c14 0 26 5 36 15 9 9 14 21 14 35v189c0 4-1 7-3 9-3 2-6 3-9 3-2 0-5-1-9-3-2-2-4-5-4-9v-189c0-7-2-12-7-17s-11-8-18-8h-50v214c0 4-1 7-3 9s-6 3-9 3-6-1-10-3c-2-2-4-5-4-9zM550 124zM739 325c3 0 6 2 8 4 3 3 4 6 4 9s-1 6-3 8c-2 3-5 4-9 4s-7-1-10-3c-2-3-3-6-3-9 0-2 1-5 3-8s6-5 10-5z">
          <text:p/>
        </draw:path>
        <draw:path draw:style-name="gr4" draw:text-style-name="P2" draw:layer="layout" svg:width="1.05cm" svg:height="0.353cm" svg:x="38.096cm" svg:y="25.261cm" svg:viewBox="0 0 1051 354" svg:d="M224 341c0 4-1 7-3 9s-6 3-9 3c-2 0-5-1-9-3-2-2-4-5-4-9v-283l-77 126c-3 5-6 7-10 7s-8-2-11-7l-77-126v283c0 4-1 7-3 9s-5 3-9 3c-2 0-4-1-9-3-2-2-3-5-3-9v-327c0-5 1-8 3-11 2-2 5-3 8-3 2 0 4 0 6 1 1 0 3 3 6 6l89 146 89-146c3-5 7-7 12-7 3 0 6 1 8 4 2 2 3 6 3 10zM224 341zM399 303v-176h-75c-7 0-13 3-17 8-5 4-8 10-8 17v151c0 7 3 13 8 18 4 5 10 7 17 7h50c7 0 13-2 18-7s7-11 7-18zM399 303zM441 329c6 2 9 6 9 12 0 4-1 7-3 9-2 3-5 4-9 4l-4-1c-4-1-8-3-12-7-2-1-5-4-10-10-10 12-23 17-38 17h-50c-14 0-26-5-35-14-10-10-15-22-15-36v-151c0-12 5-24 15-34 9-10 21-16 35-16h88c8 0 12 5 12 13v188c0 5 2 10 5 16 2 4 6 7 12 10zM441 329zM613 353h-89c-14 0-26-5-35-14-10-10-15-22-15-36v-151c0-12 5-24 14-34 10-10 22-16 36-16h89c2 0 5 2 8 4 3 3 4 6 4 9s-1 6-3 8c-2 3-5 4-9 4h-89c-7 0-13 3-18 8-4 4-7 10-7 17v151c0 7 3 13 7 18 5 5 11 7 18 7h89c2 0 5 2 8 4 3 3 4 6 4 9s-1 6-3 8c-2 3-5 4-9 4zM613 353zM812 353h-87c-14 0-26-5-36-14-9-10-14-22-14-36v-151c0-12 5-24 14-34 10-10 22-16 36-16h87c3 0 6 2 9 4 3 3 4 6 4 9s-1 6-3 8c-3 3-6 4-10 4h-87c-7 0-13 3-18 8-5 4-7 10-7 17v151c0 7 2 13 7 18s11 7 18 7h87c3 0 6 2 9 4 3 3 4 6 4 9s-1 6-3 8c-3 3-6 4-10 4zM812 353zM1000 303v-176h-75c-7 0-13 3-18 8-5 4-7 10-7 17v151c0 7 2 13 7 18s11 7 18 7h50c7 0 13-2 18-7 4-5 7-11 7-18zM1000 303zM1042 329c6 2 9 6 9 12 0 4-1 7-4 9-2 3-5 4-8 4l-5-1c-3-1-7-3-12-7-1-1-5-4-10-10-10 12-22 17-37 17h-50c-14 0-26-5-36-14-9-10-14-22-14-36v-151c0-12 5-24 14-34 10-10 21-16 36-16h87c9 0 13 5 13 13v188c0 5 1 10 4 16 3 4 7 7 13 10z">
          <text:p/>
        </draw:path>
        <draw:path draw:style-name="gr4" draw:text-style-name="P2" draw:layer="layout" svg:width="1.574cm" svg:height="0.353cm" svg:x="39.765cm" svg:y="25.261cm" svg:viewBox="0 0 1575 354" svg:d="M224 341c0 4-1 7-3 9s-6 3-9 3c-2 0-5-1-9-3-2-2-4-5-4-9v-283l-77 126c-3 5-6 7-10 7s-8-2-11-7l-77-126v283c0 4-1 7-3 9s-5 3-9 3c-2 0-4-1-9-3-2-2-3-5-3-9v-327c0-5 1-8 3-11 2-2 5-3 8-3 2 0 4 0 6 1 1 0 3 3 6 6l89 146 89-146c3-5 7-7 12-7 3 0 6 1 8 4 2 2 3 6 3 10zM224 341zM400 303v-176h-76c-7 0-13 3-17 8-5 4-8 10-8 17v151c0 7 3 13 8 18 4 5 10 7 17 7h50c7 0 13-2 18-7 6-5 8-11 8-18zM400 303zM442 329c6 2 9 6 9 12 0 4-1 7-3 9-2 3-5 4-9 4l-4-1c-4-1-8-3-12-7-2-1-5-4-10-10-10 12-24 17-39 17h-50c-14 0-26-5-35-14-10-10-15-22-15-36v-151c0-12 5-24 15-34 9-10 21-16 35-16h89c8 0 12 5 12 13v188c0 5 2 10 5 16 2 4 6 7 12 10zM442 329zM613 353h-88c-14 0-26-5-35-14-10-10-15-22-15-36v-151c0-12 5-24 14-34 10-10 22-16 36-16h88c2 0 5 2 8 4 3 3 4 6 4 9s-1 6-3 8c-2 3-5 4-9 4h-88c-7 0-13 3-18 8-4 4-7 10-7 17v151c0 7 3 13 7 18 5 5 11 7 18 7h88c2 0 5 2 8 4 3 3 4 6 4 9s-1 6-3 8c-2 3-5 4-9 4zM613 353zM800 328h75v-213c0-3 1-6 4-8 2-3 5-5 8-5s6 1 9 4c2 2 4 5 4 9v226c0 8-4 12-13 12h-162c-14 0-26-5-35-14-10-10-15-22-15-36v-188c0-3 1-6 4-8 2-3 5-5 9-5 3 0 5 1 8 4 3 2 4 5 4 9v188c0 7 2 13 7 18s11 7 18 7h50v-213c0-3 1-6 4-8 2-3 5-5 8-5s6 1 9 4c3 2 4 5 4 9zM800 328zM1050 127h-75v214c0 4-1 7-4 9-2 2-5 3-9 3-1 0-4-1-8-3-3-2-4-5-4-9v-226c0-8 4-13 12-13h163c13 0 25 5 35 15 10 9 15 21 15 35v189c0 4-2 7-4 9s-5 3-9 3c-1 0-4-1-9-3-2-2-3-5-3-9v-189c0-7-3-13-8-17-4-5-10-8-17-8h-50v214c0 4-1 7-4 9-2 2-5 3-9 3-1 0-4-1-9-3-2-2-3-5-3-9zM1050 127zM1351 303v-176h-75c-7 0-13 3-18 8-5 4-7 10-7 17v151c0 7 2 13 7 18s11 7 18 7h50c7 0 12-2 17-7s8-11 8-18zM1351 303zM1392 329c6 2 9 6 9 12 0 4-1 7-3 9-2 3-5 4-9 4l-4-1c-4-1-8-3-12-7-2-1-5-4-10-10-10 12-22 17-37 17h-50c-14 0-26-5-36-14-10-10-14-22-14-36v-151c0-12 4-24 14-34 9-10 21-16 36-16h87c8 0 12 5 12 13v188c0 5 2 10 5 16 2 4 7 7 12 10zM1392 329zM1550 303v-151c0-7-2-13-7-17-5-5-11-8-18-8h-49c-7 0-13 3-18 8s-8 11-8 17v151c0 7 3 13 8 18 4 5 11 7 18 7h49c7 0 13-2 18-7s7-11 7-18zM1550 303zM1560 117h1v1c10 9 14 21 14 34v151c0 14-5 26-14 35-10 10-22 15-36 15h-49c-14 0-26-5-36-15-10-9-15-21-15-35v-151c0-14 5-25 15-35s22-15 36-15h34l-81-79-4-5c-1-2-1-4-1-6 0-3 1-6 3-8 3-2 6-3 11-3h125c3 0 6 2 8 4 3 3 4 6 4 9s-1 6-3 8c-2 3-5 4-9 4h-94z">
          <text:p/>
        </draw:path>
        <draw:path draw:style-name="gr4" draw:text-style-name="P2" draw:layer="layout" svg:width="0.875cm" svg:height="0.35cm" svg:x="36.572cm" svg:y="27.263cm" svg:viewBox="0 0 876 351" svg:d="M200 338c0 4-2 7-4 10-2 1-5 3-9 3-1 0-4-2-9-3-2-3-3-6-3-10v-314h-53l-98 318c-2 6-6 9-12 9-3 0-6-2-9-4-2-2-3-5-3-9v-4l100-326c2-6 6-8 12-8h75c8 0 13 4 13 12zM200 338zM400 338c0 8-4 12-12 12h-87c-14 0-26-5-36-14-10-10-14-22-14-36v-188c0-3 1-6 3-8 3-3 6-5 9-5s6 2 9 4c2 2 4 5 4 9v188c0 7 2 13 7 18s11 7 18 7h74v-213c0-3 2-6 4-8 3-3 6-5 9-5s6 2 8 4c3 2 4 5 4 9zM400 338zM588 350h-88c-14 0-25-5-35-14-10-10-15-22-15-36v-151c0-12 5-24 15-34 9-10 21-16 35-16h88c3 0 6 2 8 4 3 3 4 6 4 9s-1 6-3 8c-2 3-5 4-9 4h-88c-7 0-12 3-17 8s-8 10-8 17v151c0 7 3 13 8 18s10 7 17 7h88c3 0 6 2 8 4 3 3 4 6 4 9s-1 6-3 8c-2 3-5 4-9 4zM588 350zM751 124h-75v214c0 4-1 7-3 9-3 2-6 3-9 3-2 0-5-1-10-3-2-2-4-5-4-9v-226c0-8 4-13 14-13h162c14 0 26 5 36 15 9 9 14 21 14 35v189c0 4-1 7-3 9-3 2-6 3-9 3-2 0-5-1-9-3-3-2-4-5-4-9v-189c0-7-2-12-7-17s-11-8-18-8h-50v214c0 4-1 7-3 9-3 2-6 3-9 3-2 0-5-1-9-3-3-2-4-5-4-9z">
          <text:p/>
        </draw:path>
        <draw:path draw:style-name="gr4" draw:text-style-name="P2" draw:layer="layout" svg:width="1.274cm" svg:height="0.35cm" svg:x="38.603cm" svg:y="27.263cm" svg:viewBox="0 0 1275 351" svg:d="M200 338c0 4-2 7-4 10-2 1-5 3-9 3-1 0-4-2-9-3-2-3-3-6-3-10v-314h-53l-98 318c-2 6-6 9-12 9-3 0-6-2-9-4-2-2-3-5-3-9v-4l100-326c2-6 6-8 12-8h75c8 0 13 4 13 12zM200 338zM399 338c0 8-4 12-12 12h-87c-14 0-26-5-36-14-10-10-14-22-14-36v-188c0-3 1-6 3-8 3-3 6-5 9-5s6 2 9 4c2 2 4 5 4 9v188c0 7 2 13 7 18s11 7 18 7h74v-213c0-3 2-6 4-8 3-3 6-5 9-5s6 2 8 4c3 2 4 5 4 9zM399 338zM587 350h-88c-14 0-25-5-35-14-10-10-15-22-15-36v-151c0-12 5-24 15-34 9-10 21-16 35-16h88c3 0 6 2 8 4 3 3 4 6 4 9s-1 6-3 8c-2 3-5 4-9 4h-88c-7 0-12 3-17 8s-8 10-8 17v151c0 7 3 13 8 18s10 7 17 7h88c3 0 6 2 8 4 3 3 4 6 4 9s-1 6-3 8c-2 3-5 4-9 4zM587 350zM750 124h-75v214c0 4-1 7-3 9-3 2-6 3-9 3-2 0-5-1-9-3-2-2-4-5-4-9v-226c0-8 4-13 13-13h162c14 0 26 5 36 15 9 9 14 21 14 35v189c0 4-1 7-3 9-3 2-6 3-9 3-2 0-5-1-9-3-3-2-4-5-4-9v-189c0-7-2-12-7-17s-11-8-18-8h-50v214c0 4-1 7-3 9-3 2-6 3-9 3-2 0-5-1-9-3-3-2-4-5-4-9zM750 124zM1075 300c0 14-5 26-15 36-9 9-21 14-35 14h-50c-14 0-26-5-35-14-10-10-15-22-15-36v-151c0-12 5-24 14-34 10-10 22-16 36-16h50c14 0 26 5 35 15 10 9 15 21 15 35zM1075 300zM1050 300v-151c0-7-2-12-7-17s-11-8-18-8h-50c-7 0-13 3-18 8s-7 10-7 17v151c0 7 2 13 7 18s11 7 18 7h50c7 0 13-2 18-7s7-11 7-18zM1050 300zM1150 99l19-13c5-3 12-10 22-18l3-3 4-7c1-2 2-5 2-9 0-7-3-13-7-18-5-4-11-7-18-7s-13 3-18 7-7 10-7 18zM1150 99zM1250 300v-151c0-7-3-12-7-17-5-5-11-8-18-8h-50c-7 0-13 3-18 8s-7 11-7 17v151c0 7 2 13 7 18s11 7 18 7h50c7 0 13-2 18-7 4-5 7-11 7-18zM1250 300zM1191 99h34c14 0 25 5 35 15 10 9 15 21 15 35v151c0 14-5 26-15 35-9 10-21 15-35 15h-50c-14 0-26-5-35-15-10-9-15-21-15-35v-151-100c0-15 5-28 15-37 10-8 22-12 35-12s25 4 34 12c10 9 15 21 15 37v9l-1 6c-2 6-5 11-10 17-1 1-4 4-11 9z">
          <text:p/>
        </draw:path>
        <draw:line draw:style-name="gr2" draw:text-style-name="P1" draw:layer="layout" svg:x1="23.692cm" svg:y1="23.703cm" svg:x2="23.692cm" svg:y2="26.221cm">
          <text:p/>
        </draw:line>
        <draw:line draw:style-name="gr2" draw:text-style-name="P1" draw:layer="layout" svg:x1="24.692cm" svg:y1="23.706cm" svg:x2="24.692cm" svg:y2="29.214cm">
          <text:p/>
        </draw:line>
        <draw:line draw:style-name="gr2" draw:text-style-name="P1" draw:layer="layout" svg:x1="26.997cm" svg:y1="23.7cm" svg:x2="26.997cm" svg:y2="29.214cm">
          <text:p/>
        </draw:line>
        <draw:line draw:style-name="gr2" draw:text-style-name="P1" draw:layer="layout" svg:x1="28.497cm" svg:y1="23.707cm" svg:x2="28.497cm" svg:y2="29.214cm">
          <text:p/>
        </draw:line>
        <draw:path draw:style-name="gr4" draw:text-style-name="P2" draw:layer="layout" svg:width="0.875cm" svg:height="0.35cm" svg:x="23.781cm" svg:y="25.763cm" svg:viewBox="0 0 876 351" svg:d="M200 338c0 4-2 7-4 10-2 1-5 3-9 3-1 0-4-2-9-3-2-3-3-6-3-10v-314h-53l-98 318c-2 6-6 9-12 9-3 0-6-2-9-4-2-2-3-5-3-9v-4l100-326c2-6 6-8 12-8h75c8 0 13 4 13 12zM200 338zM400 338c0 8-4 12-12 12h-87c-14 0-26-5-36-14-10-10-14-22-14-36v-188c0-3 1-5 3-8 3-3 6-5 9-5s6 2 9 4c2 2 4 5 4 9v188c0 7 2 13 7 18s11 7 18 7h74v-213c0-3 2-5 4-8 3-3 6-5 9-5s6 2 8 4c3 2 4 5 4 9zM400 338zM588 350h-88c-14 0-25-5-35-14-10-10-15-22-15-36v-151c0-12 5-24 15-34 9-10 21-16 35-16h88c3 0 6 2 8 4 3 3 4 6 4 9s-1 6-3 8c-2 3-5 4-9 4h-88c-7 0-12 3-17 8s-8 10-8 17v151c0 7 3 13 8 18s10 7 17 7h88c3 0 6 2 8 4 3 3 4 6 4 9s-1 6-3 8c-2 3-5 4-9 4zM588 350zM751 124h-75v214c0 4-1 7-3 9-3 2-6 3-9 3-2 0-5-1-10-3-2-2-4-5-4-9v-226c0-8 4-13 14-13h162c14 0 26 5 36 15 9 9 14 21 14 35v189c0 4-1 7-3 9-3 2-6 3-9 3-2 0-5-1-9-3-3-2-4-5-4-9v-189c0-7-2-12-7-17s-11-8-18-8h-50v214c0 4-1 7-3 9-3 2-6 3-9 3-2 0-5-1-9-3-3-2-4-5-4-9z">
          <text:p/>
        </draw:path>
        <draw:path draw:style-name="gr4" draw:text-style-name="P2" draw:layer="layout" svg:width="0.662cm" svg:height="0.354cm" svg:x="23.056cm" svg:y="25.759cm" svg:viewBox="0 0 663 355" svg:d="M176 340c0 4-2 8-4 10s-5 3-10 3c-1 0-4-1-9-3-2-2-3-5-3-10v-270l-127 276c-3 6-7 9-12 9-3 0-6-2-8-4-2-3-3-6-3-11v-326c0-3 1-6 3-9 3-2 6-4 9-4s6 1 8 3c3 3 4 6 4 10v270l127-276c3-6 7-8 12-8 4 0 6 1 9 4 2 2 4 6 4 10zM176 340zM346 229c11 10 17 23 17 39v37c0 14-6 26-16 36-4 3-9 7-17 10s-15 4-20 4h-38c-9 0-19-3-27-8-9-6-15-15-20-26l-1-5c0-3 2-5 4-8 3-2 6-4 9-4 6 0 10 3 12 9 1 4 4 8 9 13 4 3 9 4 14 4h38c7 0 13-2 19-7s9-11 9-18v-37c0-8-3-13-9-18-5-5-12-8-19-8h-25c-4 0-7-1-9-4-2-2-3-5-3-9 0-1 1-4 3-7s5-5 9-5h25c7 0 13-2 19-7s9-11 9-18v-37c0-7-3-13-9-18-5-5-12-7-19-7h-25c-5 0-10 1-14 4-5 3-8 8-10 13 0 1-2 3-4 6l-2 1-5 1c-4 0-7-1-9-3-3-2-4-5-4-9l1-4c3-11 9-19 18-25 8-6 18-9 29-9h25c14 0 26 5 37 14 10 10 16 22 16 36v37c0 8-2 15-5 21-2 6-6 11-12 16zM346 229zM589 343c0 4-2 7-4 9s-5 3-9 3c-1 0-4-1-9-3-2-2-3-5-3-9v-184l-52 78c-3 4-7 7-11 7-5 0-8-3-11-7l-52-78v184c0 4-2 7-4 9s-5 3-9 3c-1 0-4-1-9-3-2-2-3-5-3-9v-226c0-4 1-7 3-9 3-3 6-4 9-4 2 0 4 1 6 2 2 0 3 2 5 4l65 97 65-97c2-4 6-6 10-6 2 0 4 1 8 4 3 2 5 5 5 9zM589 343zM651 330c3 0 6 2 8 4 3 3 4 6 4 9s-1 6-3 8c-2 3-5 4-9 4s-7-1-9-3c-2-3-4-6-4-9 0-2 2-4 4-8 2-3 5-5 9-5z">
          <text:p/>
        </draw:path>
        <draw:path draw:style-name="gr4" draw:text-style-name="P2" draw:layer="layout" svg:width="1.474cm" svg:height="0.449cm" svg:x="24.794cm" svg:y="25.763cm" svg:viewBox="0 0 1475 450" svg:d="M299 124c0 16-5 29-15 38-10 8-21 12-35 12-13 0-25-4-34-12-10-9-16-22-16-38v-75c0-15 6-28 16-37 10-8 21-12 34-12 14 0 25 4 35 12 10 9 15 21 15 37zM299 124zM174 338c0 2-1 5-3 9-3 2-6 3-9 3l-6-1-5-6-127-274v269c0 4-1 7-3 9s-5 3-9 3c-2 0-4-1-9-3-2-2-3-5-3-9v-326c0-3 1-5 3-8 3-3 6-4 9-4 2 0 4 0 6 1s4 3 5 6l126 274v-269c0-3 2-5 4-8 3-3 6-4 9-4s6 1 8 3c3 2 4 5 4 9zM174 338zM274 124v-75c0-8-2-14-7-18-5-5-11-7-18-7s-13 2-17 7c-5 4-8 10-8 18v75c0 8 3 14 8 19 5 4 10 6 17 6 5 0 11-2 17-6 5-4 8-11 8-19zM274 124zM625 124h-75c-7 0-13 3-18 8-4 5-7 11-7 17v151c0 7 3 13 7 18 5 5 11 7 18 7h50c7 0 13-2 18-7s7-11 7-18zM625 124zM625 99v-50c0-7-2-12-7-17s-11-8-18-8h-87c-4 0-7-1-10-3-2-3-3-6-3-9 0-2 1-4 3-8 2-3 5-4 10-4h87c14 0 25 4 35 14s15 22 15 35v251c0 14-5 26-14 35-10 10-22 15-36 15h-50c-13 0-25-5-35-15-10-9-15-21-15-35v-151c0-14 5-25 15-35 9-10 21-15 35-15zM625 99zM850 300c0 14-5 26-15 36-9 9-21 14-35 14h-50c-14 0-26-5-36-14-9-10-14-22-14-36v-151c0-12 5-24 14-34 10-10 22-16 36-16h50c14 0 25 5 35 15 10 9 15 21 15 35zM850 300zM825 300v-151c0-7-3-12-7-17-5-5-11-8-18-8h-50c-7 0-13 3-18 8s-7 10-7 17v151c0 7 2 13 7 18s11 7 18 7h50c7 0 13-2 18-7 4-5 7-11 7-18zM825 300zM969 206l79 125 2 7c0 3-1 6-4 9-3 2-6 3-9 3-2 0-4 0-6-1-1-1-3-2-4-4l-75-119-27 31v81c0 4-1 7-3 9-3 2-6 3-9 3-2 0-5-1-9-3-3-2-4-5-4-9v-226c0-3 1-6 4-8 2-3 5-5 9-5 3 0 5 2 8 4s4 5 4 9v106l103-114c3-3 6-5 10-5 3 0 6 2 8 4 3 3 4 6 4 9 0 4-1 6-3 9zM969 206zM1226 350h-75c-14 0-26-5-36-15-10-9-15-21-15-35v-188c0-3 1-6 3-9 4-2 7-4 10-4s6 1 9 3c2 3 4 6 4 10v188c0 7 2 13 7 18s11 7 18 7h75v-213c0-3 1-6 3-9 3-2 6-4 9-4s6 1 9 3c2 3 4 6 4 10v288c0 14-5 25-15 35-9 10-21 15-35 15h-75c-2 0-6-1-10-4-2-2-3-5-3-9 0-1 1-4 3-8 2-3 5-4 10-4h75c7 0 12-2 17-7s8-11 8-18zM1226 350zM1475 338c0 4-1 7-3 9s-5 3-9 3c-2 0-4-1-9-3-2-2-4-5-4-9v-185l-52 79c-3 5-6 8-10 8s-7-3-11-8l-51-79v185c0 4-2 7-4 9s-5 3-9 3c-1 0-4-1-9-3-2-2-3-5-3-9v-226c0-4 1-7 3-9 3-3 6-4 9-4 2 0 4 0 6 1 1 1 3 2 5 5l64 97 64-97c3-4 7-6 11-6 2 0 4 1 8 3 3 3 4 6 4 10z">
          <text:p/>
        </draw:path>
        <draw:path draw:style-name="gr4" draw:text-style-name="P2" draw:layer="layout" svg:width="0.849cm" svg:height="0.35cm" svg:x="27.125cm" svg:y="25.783cm" svg:viewBox="0 0 850 351" svg:d="M175 339c0 4-2 7-4 9s-5 3-9 3c-1 0-4-1-9-3-2-2-3-5-3-9v-315h-126v315c0 4-1 7-3 9s-5 3-9 3c-2 0-4-1-9-3-2-2-3-5-3-9v-327c0-8 4-12 12-12h150c8 0 13 4 13 12zM175 339zM374 301c0 14-5 26-14 36-10 9-22 14-36 14h-50c-14 0-26-5-35-14-10-10-15-22-15-36v-151c0-12 5-24 15-34 9-10 21-16 35-16h50c14 0 26 5 36 15 9 9 14 21 14 35zM374 301zM349 301v-151c0-7-2-12-7-17s-11-8-18-8h-50c-7 0-13 3-17 8-5 5-8 10-8 17v151c0 7 3 13 8 18 4 5 10 7 17 7h50c7 0 13-2 18-7s7-11 7-18zM349 301zM550 125h-75c-7 0-13 3-17 8-5 5-8 11-8 17v151c0 7 3 13 7 18 5 5 11 7 18 7h50c7 0 13-2 18-7s7-11 7-18zM550 125zM550 100v-51c0-7-2-12-7-17s-11-8-18-8h-87c-4 0-7-1-10-3-2-3-4-6-4-9 0-2 2-4 4-8 2-3 6-4 10-4h87c14 0 26 4 35 14 10 10 15 22 15 35v252c0 14-5 26-14 35-10 10-22 15-36 15h-50c-13 0-25-5-35-15-10-9-16-21-16-35v-151c0-14 6-25 16-35 9-10 21-15 35-15zM550 100zM775 339c0 4-1 7-4 9-2 2-5 3-9 3-1 0-4-1-8-3-3-2-4-5-4-9v-189c0-7-2-12-7-17s-11-8-18-8h-75v214c0 4-1 7-3 9-3 2-6 3-9 3-2 0-5-1-9-3-3-2-4-5-4-9v-226c0-8 4-13 13-13h87c14 0 26 5 35 15 10 9 15 21 15 35zM775 339zM837 326c3 0 6 2 9 4 3 3 4 6 4 9s-1 6-3 8c-2 3-6 4-10 4-3 0-7-1-9-3-2-3-3-6-3-9 0-2 1-5 3-8s5-5 9-5z">
          <text:p/>
        </draw:path>
        <draw:path draw:style-name="gr4" draw:text-style-name="P2" draw:layer="layout" svg:width="0.888cm" svg:height="0.375cm" svg:x="28.592cm" svg:y="25.763cm" svg:viewBox="0 0 889 376" svg:d="M187 327c8 0 12 4 12 12v25c0 3-1 6-4 8-2 3-5 4-8 4s-6-1-9-3c-2-2-4-5-4-9v-12h-150v12c0 3-1 6-4 8-2 3-5 4-8 4s-6-1-8-3c-3-2-4-5-4-9v-25c0-8 4-12 12-12h13l24-316c0-3 2-6 4-8l3-2 6-1h100c8 0 13 4 13 12v314zM187 327zM50 327h100v-303h-77zM50 327zM363 302v-176h-75c-7 0-13 2-18 7s-7 11-7 18v151c0 7 2 12 7 17s11 8 18 8h50c7 0 13-3 18-8 4-5 7-10 7-17zM363 302zM405 328c6 2 9 5 9 11 0 4-1 7-4 10-2 2-5 3-8 3h-5c-3-2-7-4-12-7-1-1-5-5-10-10-10 11-22 17-37 17h-50c-14 0-26-5-36-15-9-10-14-21-14-35v-151c0-13 5-24 14-35 10-10 22-15 36-15h87c9 0 13 4 13 12v189c0 5 1 10 4 15 3 4 7 8 13 11zM405 328zM538 126h-75v213c0 4-1 7-4 10-2 1-5 3-9 3-1 0-4-2-9-3-2-3-3-6-3-10v-226c0-8 4-12 12-12h163c13 0 25 4 35 14s15 21 15 36v188c0 4-2 7-4 10-2 1-5 3-9 3-1 0-4-2-9-3-2-3-3-6-3-10v-188c0-7-3-13-8-18s-10-7-17-7h-50v213c0 4-2 7-4 10-2 1-5 3-9 3-1 0-4-2-9-3-2-3-3-6-3-10zM538 126zM838 302v-176h-75c-7 0-12 2-17 7s-8 11-8 18v151c0 7 3 12 8 17s10 8 17 8h50c7 0 13-3 18-8s7-10 7-17zM838 302zM880 328c6 2 9 5 9 11 0 4-1 7-3 10-2 2-5 3-9 3h-4c-4-2-8-4-12-7-2-1-5-5-10-10-10 11-22 17-38 17h-50c-13 0-25-5-35-15s-14-21-14-35v-151c0-13 4-24 14-35 9-10 21-15 35-15h88c8 0 12 4 12 12v189c0 5 2 10 5 15 2 4 7 8 12 11z">
          <text:p/>
        </draw:path>
        <draw:path draw:style-name="gr4" draw:text-style-name="P2" draw:layer="layout" svg:width="1.236cm" svg:height="0.45cm" svg:x="23.1cm" svg:y="26.263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path draw:style-name="gr4" draw:text-style-name="P2" draw:layer="layout" svg:width="0.849cm" svg:height="0.45cm" svg:x="23.1cm" svg:y="27.773cm" svg:viewBox="0 0 850 451" svg:d="M175 339c0 4-2 7-4 9s-5 3-9 3c-1 0-4-1-9-3-2-2-3-5-3-9v-315h-126v315c0 4-1 7-3 9s-5 3-9 3c-2 0-4-1-9-3-2-2-3-5-3-9v-327c0-8 4-12 12-12h150c8 0 13 4 13 12zM175 339zM249 326h76c6 0 12-3 17-8s7-11 7-18v-150c0-7-2-12-7-17s-11-8-17-8h-76zM249 326zM249 352v87c0 3-1 6-4 8-2 3-5 4-8 4s-6-1-9-3c-2-2-4-5-4-9v-327c0-8 5-13 13-13h88c13 0 25 5 34 16 10 9 15 21 15 35v150c0 14-5 26-14 36-10 11-21 16-35 16zM249 352zM575 300c0 14-5 26-14 36-10 10-22 15-36 15h-50c-14 0-26-5-35-15-10-10-16-22-16-36v-150c0-12 6-24 15-34 10-11 22-17 36-17h50c14 0 26 5 35 16 10 9 15 21 15 35zM575 300zM550 300v-150c0-7-2-12-7-17s-11-8-18-8h-50c-7 0-13 3-18 8-4 5-7 10-7 17v150c0 7 3 13 7 18 5 5 11 7 18 7h50c7 0 13-2 18-7s7-11 7-18zM550 300zM650 99l19-13c5-3 13-10 22-18l3-3 4-7c1-2 2-5 2-9 0-7-2-13-7-18-5-4-11-7-18-7s-13 3-18 7-7 10-7 18zM650 99zM750 300v-150c0-7-2-12-7-17s-11-8-18-8h-50c-7 0-13 3-18 8s-7 11-7 17v150c0 7 2 13 7 18s11 7 18 7h50c7 0 13-2 18-7 4-5 7-11 7-18zM750 300zM691 99h34c14 0 26 5 35 16 10 9 15 21 15 35v150c0 14-5 26-14 35-10 11-22 16-36 16h-50c-14 0-25-5-35-16-10-9-15-21-15-35v-150-101c0-15 5-28 15-37 10-8 22-12 35-12s25 4 34 12c10 9 15 21 15 37v9l-1 6c-2 6-5 11-10 17 0 1-4 4-11 9zM691 99zM837 325c3 0 6 2 9 4 3 3 4 6 4 10 0 3-1 6-3 8-2 3-6 4-10 4-3 0-7-1-9-3-2-3-3-6-3-9s1-6 3-9 5-5 9-5z">
          <text:p/>
        </draw:path>
        <draw:polygon draw:style-name="gr2" draw:text-style-name="P1" draw:layer="layout" svg:width="39.5cm" svg:height="28.7cm" svg:x="1.994cm" svg:y="0.515cm" svg:viewBox="0 0 39501 28701" draw:points="0,0 39501,0 39501,28701 0,28701">
          <text:p/>
        </draw:polygon>
        <draw:frame draw:style-name="gr5" draw:text-style-name="P3" draw:layer="layout" svg:width="2.411cm" svg:height="0.59cm" svg:x="24.543cm" svg:y="26.708cm">
          <draw:text-box>
            <text:p><text:span text:style-name="T1">Шаповалов М.Е.</text:span></text:p>
          </draw:text-box>
        </draw:frame>
        <draw:frame draw:style-name="gr6" draw:text-style-name="P4" draw:layer="layout" svg:width="1.526cm" svg:height="0.59cm" svg:x="28.281cm" svg:y="26.237cm">
          <draw:text-box>
            <text:p><text:span text:style-name="T2">26.12.23</text:span></text:p>
          </draw:text-box>
        </draw:frame>
        <draw:frame draw:style-name="gr7" draw:text-style-name="P3" draw:layer="layout" svg:width="2.102cm" svg:height="0.59cm" svg:x="24.553cm" svg:y="27.72cm">
          <draw:text-box>
            <text:p><text:span text:style-name="T1">Рафиков А.Г.</text:span></text:p>
          </draw:text-box>
        </draw:frame>
        <draw:frame draw:style-name="gr8" draw:text-style-name="P5" draw:layer="layout" svg:width="0.65cm" svg:height="0.721cm" svg:x="37.637cm" svg:y="27.139cm">
          <draw:text-box>
            <text:p><text:span text:style-name="T3">1</text:span></text:p>
          </draw:text-box>
        </draw:frame>
        <draw:frame draw:style-name="gr8" draw:text-style-name="P5" draw:layer="layout" svg:width="0.65cm" svg:height="0.721cm" svg:x="40.137cm" svg:y="27.14cm">
          <draw:text-box>
            <text:p><text:span text:style-name="T3">1</text:span></text:p>
          </draw:text-box>
        </draw:frame>
        <draw:frame draw:style-name="gr9" draw:text-style-name="P7" draw:layer="layout" svg:width="4.65cm" svg:height="1.517cm" svg:x="36.734cm" svg:y="27.706cm">
          <draw:text-box>
            <text:p text:style-name="P6"><text:span text:style-name="T3">МГТУ им. Н.Э. Баумана</text:span></text:p>
            <text:p text:style-name="P6"><text:span text:style-name="T3">ИУ8-71</text:span></text:p>
          </draw:text-box>
        </draw:frame>
        <draw:frame draw:style-name="gr10" draw:text-style-name="P8" draw:layer="layout" svg:width="6.729cm" svg:height="1.787cm" svg:x="29.724cm" svg:y="25.75cm">
          <draw:text-box>
            <text:p text:style-name="P6"><text:span text:style-name="T4">Программный симулятор PDP-11</text:span></text:p>
            <text:p text:style-name="P6"><text:span text:style-name="T4">Блок-схемы алгоритмов</text:span></text:p>
            <text:p text:style-name="P6"><text:span text:style-name="T4">Графического интерфейса</text:span></text:p>
          </draw:text-box>
        </draw:frame>
        <draw:frame draw:style-name="gr11" draw:text-style-name="P8" draw:layer="layout" svg:width="4.168cm" svg:height="1.192cm" svg:x="33.98cm" svg:y="23.855cm">
          <draw:text-box>
            <text:p text:style-name="P6"><text:span text:style-name="T4">А.В.00001-01 91 03</text:span></text:p>
          </draw:text-box>
        </draw:frame>
        <draw:frame draw:style-name="gr12" draw:text-style-name="P9" draw:layer="layout" svg:width="1.536cm" svg:height="1.448cm" svg:x="39.925cm" svg:y="25.817cm">
          <draw:text-box>
            <text:p text:style-name="P6"><text:span text:style-name="T5">1 </text:span><text:span text:style-name="T6">: </text:span><text:span text:style-name="T5">1</text:span></text:p>
          </draw:text-box>
        </draw:frame>
        <draw:frame draw:style-name="gr13" draw:text-style-name="P10" draw:layer="layout" svg:width="38.845cm" svg:height="25.606cm" svg:x="2.274cm" svg:y="1.707cm">
          <draw:image xlink:href="Pictures/100412FC0000A22900006AE5A40B3842.svg" xlink:type="simple" xlink:show="embed" xlink:actuate="onLoad" draw:mime-type="image/svg+xml">
            <text:p/>
          </draw:image>
          <draw:image xlink:href="Pictures/10000001000003670000023EB14CA222.png" xlink:type="simple" xlink:show="embed" xlink:actuate="onLoad" draw:mime-type="image/png"/>
        </draw:frame>
        <draw:path draw:style-name="gr4" draw:text-style-name="P2" draw:layer="layout" svg:width="1.236cm" svg:height="0.45cm" svg:x="23.089cm" svg:y="26.769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path draw:style-name="gr4" draw:text-style-name="P2" draw:layer="layout" svg:width="1.236cm" svg:height="0.45cm" svg:x="23.088cm" svg:y="27.287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frame draw:style-name="gr5" draw:text-style-name="P3" draw:layer="layout" svg:width="2.411cm" svg:height="0.59cm" svg:x="24.544cm" svg:y="27.201cm">
          <draw:text-box>
            <text:p><text:span text:style-name="T1">Штырков В.С.</text:span></text:p>
          </draw:text-box>
        </draw:frame>
        <draw:frame draw:style-name="gr5" draw:text-style-name="P3" draw:layer="layout" svg:width="2.411cm" svg:height="0.59cm" svg:x="24.544cm" svg:y="26.239cm">
          <draw:text-box>
            <text:p><text:span text:style-name="T1">Тимощук А.А.</text:span></text:p>
          </draw:text-box>
        </draw:frame>
        <draw:frame draw:style-name="gr6" draw:text-style-name="P4" draw:layer="layout" svg:width="1.526cm" svg:height="0.59cm" svg:x="28.281cm" svg:y="26.706cm">
          <draw:text-box>
            <text:p><text:span text:style-name="T2">26.12.23</text:span></text:p>
          </draw:text-box>
        </draw:frame>
        <draw:frame draw:style-name="gr6" draw:text-style-name="P4" draw:layer="layout" svg:width="1.526cm" svg:height="0.59cm" svg:x="28.293cm" svg:y="27.235cm">
          <draw:text-box>
            <text:p><text:span text:style-name="T2">26.12.23</text:span></text:p>
          </draw:text-box>
        </draw:frame>
        <draw:path draw:style-name="gr4" draw:text-style-name="P2" draw:layer="layout" svg:width="0.849cm" svg:height="0.45cm" svg:x="23.1cm" svg:y="28.267cm" svg:viewBox="0 0 850 451" svg:d="M175 339c0 4-2 7-4 9s-5 3-9 3c-1 0-4-1-9-3-2-2-3-5-3-9v-315h-126v315c0 4-1 7-3 9s-5 3-9 3c-2 0-4-1-9-3-2-2-3-5-3-9v-327c0-8 4-12 12-12h150c8 0 13 4 13 12zM175 339zM249 326h76c6 0 12-3 17-8s7-11 7-18v-150c0-7-2-12-7-17s-11-8-17-8h-76zM249 326zM249 352v87c0 3-1 6-4 8-2 3-5 4-8 4s-6-1-9-3c-2-2-4-5-4-9v-327c0-8 5-13 13-13h88c13 0 25 5 34 16 10 9 15 21 15 35v150c0 14-5 26-14 36-10 11-21 16-35 16zM249 352zM575 300c0 14-5 26-14 36-10 10-22 15-36 15h-50c-14 0-26-5-35-15-10-10-16-22-16-36v-150c0-12 6-24 15-34 10-11 22-17 36-17h50c14 0 26 5 35 16 10 9 15 21 15 35zM575 300zM550 300v-150c0-7-2-12-7-17s-11-8-18-8h-50c-7 0-13 3-18 8-4 5-7 10-7 17v150c0 7 3 13 7 18 5 5 11 7 18 7h50c7 0 13-2 18-7s7-11 7-18zM550 300zM650 99l19-13c5-3 13-10 22-18l3-3 4-7c1-2 2-5 2-9 0-7-2-13-7-18-5-4-11-7-18-7s-13 3-18 7-7 10-7 18zM650 99zM750 300v-150c0-7-2-12-7-17s-11-8-18-8h-50c-7 0-13 3-18 8s-7 11-7 17v150c0 7 2 13 7 18s11 7 18 7h50c7 0 13-2 18-7 4-5 7-11 7-18zM750 300zM691 99h34c14 0 26 5 35 16 10 9 15 21 15 35v150c0 14-5 26-14 35-10 11-22 16-36 16h-50c-14 0-25-5-35-16-10-9-15-21-15-35v-150-101c0-15 5-28 15-37 10-8 22-12 35-12s25 4 34 12c10 9 15 21 15 37v9l-1 6c-2 6-5 11-10 17 0 1-4 4-11 9zM691 99zM837 325c3 0 6 2 9 4 3 3 4 6 4 10 0 3-1 6-3 8-2 3-6 4-10 4-3 0-7-1-9-3-2-3-3-6-3-9s1-6 3-9 5-5 9-5z">
          <text:p/>
        </draw:path>
        <draw:frame draw:style-name="gr5" draw:text-style-name="P3" draw:layer="layout" svg:width="2.411cm" svg:height="0.59cm" svg:x="24.545cm" svg:y="28.175cm">
          <draw:text-box>
            <text:p><text:span text:style-name="T1">Басараб М.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A" svg:font-family="'GOST type A'" style:font-adornments="Обычный" style:font-family-generic="swiss" style:font-pitch="variable"/>
    <style:font-face style:name="GOST type A1" svg:font-family="'GOST type A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T2M3S</meta:editing-duration>
    <meta:editing-cycles>3</meta:editing-cycles>
    <meta:generator>LibreOffice/7.6.4.1$Windows_X86_64 LibreOffice_project/e19e193f88cd6c0525a17fb7a176ed8e6a3e2aa1</meta:generator>
    <meta:creation-date>2023-12-27T22:10:49.853000000</meta:creation-date>
    <dc:date>2023-12-28T14:20:35.164000000</dc:date>
    <meta:document-statistic meta:object-count="69"/>
  </office:meta>
</office:document-meta>
</file>